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12CD0EE0B09A8CC33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3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4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2"><text:s text:c="2"/>Qvu</text:p>
      <text:p text:style-name="P3"><text:s text:c="5"/>Getting Star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4T15:45:09.193000000</dc:date>
    <meta:editing-duration>PT7M41S</meta:editing-duration>
    <meta:editing-cycles>2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3" meta:word-count="6" meta:character-count="47" meta:non-whitespace-character-count="36"/>
  </office:meta>
</office:document-meta>
</file>